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c8ec" officeooo:paragraph-rsid="000f872d"/>
    </style:style>
    <style:style style:name="P2" style:family="paragraph" style:parent-style-name="Standard">
      <style:text-properties officeooo:rsid="0022edec" officeooo:paragraph-rsid="000f872d"/>
    </style:style>
    <style:style style:name="P3" style:family="paragraph" style:parent-style-name="Standard">
      <style:text-properties officeooo:rsid="00115228" officeooo:paragraph-rsid="00115228"/>
    </style:style>
    <style:style style:name="T1" style:family="text">
      <style:text-properties officeooo:rsid="00115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ectando la Raspberry pi 4 al modulo L298N y motor de Corriente <text:span text:style-name="T1">directa.</text:span></text:p>
      <text:p text:style-name="P2"/>
      <text:p text:style-name="P3">El objetivo es poder interactuar desde la raspberry pi con un motor de corriente directa por medio del modulo L298N, para realizar el control usaremos python.</text:p>
      <text:p text:style-name="P2"/>
      <text:p text:style-name="P2"/>
      <text:p text:style-name="P2">Materiales necesarios.</text:p>
      <text:p text:style-name="P2">1. Raspberry Pi 4</text:p>
      <text:p text:style-name="P2">2. Conector tipo T</text:p>
      <text:p text:style-name="P2">3. Flex para conector tipo T</text:p>
      <text:p text:style-name="P2">4. Protoboard.</text:p>
      <text:p text:style-name="P2">5. Modulo puente H, L298N</text:p>
      <text:p text:style-name="P2">6. Motor de corriente directa de 12 v con encoder,</text:p>
      <text:p text:style-name="P1">7. Adaptador fuente de 12 v.</text:p>
      <text:p text:style-name="P1">8. Fuente de voltaje para Raspberry pi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2:46:34.503703804</meta:creation-date>
    <dc:date>2022-06-17T17:58:46.673080792</dc:date>
    <meta:editing-duration>PT5H2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85" meta:character-count="472" meta:non-whitespace-character-count="398"/>
  </office:meta>
</office:document-meta>
</file>